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20f9b2" officeooo:paragraph-rsid="001e4bc4" style:font-size-asian="16pt" style:font-size-complex="16pt"/>
    </style:style>
    <style:style style:name="T1" style:family="text">
      <style:text-properties officeooo:rsid="001e4b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definicja </text:p>
      <text:p text:style-name="P1"/>
      <text:p text:style-name="P1"/>
      <text:p text:style-name="P1"><text:span text:style-name="T1">2</text:span>) założenie </text:p>
      <text:p text:style-name="P1"/>
      <text:p text:style-name="P1"/>
      <text:p text:style-name="P1"><text:span text:style-name="T1">3</text:span>) teza</text:p>
      <text:p text:style-name="P1"/>
      <text:p text:style-name="P1"/>
      <text:p text:style-name="P1"><text:span text:style-name="T1">4</text:span>) dowód</text:p>
      <text:p text:style-name="P1"/>
      <text:p text:style-name="P1"/>
      <text:p text:style-name="P1"><text:span text:style-name="T1">5</text:span>) hipoteza</text:p>
      <text:p text:style-name="P1"/>
      <text:p text:style-name="P1"/>
      <text:p text:style-name="P1"><text:span text:style-name="T1">6</text:span>) kontryprzykła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) przykład, która pozwala nam na obalenie hipotezy </text:p>
      <text:p text:style-name="P1"/>
      <text:p text:style-name="P1"/>
      <text:p text:style-name="P1">b) określa warunki twierdzenie. Jeżeli twierdzenie zapisane jest w postaci zdania zaczyna się od słowa jeżeli i kończy przed to.</text:p>
      <text:p text:style-name="P1"/>
      <text:p text:style-name="P1"/>
      <text:p text:style-name="P1">c) uzasadnienie prawdziwości twierdzenia</text:p>
      <text:p text:style-name="P1"/>
      <text:p text:style-name="P1"/>
      <text:p text:style-name="P1">d) część twierdzenia, którą należy udowodnić. Jeżeli twierdzenie zapisane jest w postaci zdania zaczyna się od słowa jeżeli i kończy przed</text:p>
      <text:p text:style-name="P1"/>
      <text:p text:style-name="P1"/>
      <text:p text:style-name="P1">e) zdanie o którego prawdziwości nie jesteśmy przekonani, którego nie możemy udowodnić</text:p>
      <text:p text:style-name="P1"/>
      <text:p text:style-name="P1"/>
      <text:p text:style-name="P1">f) składa się z założenia i tezy, <text:span text:style-name="T1">jest udowodni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draw:fill="none" style:footnote-max-height="0in">
        <style:columns fo:column-count="2">
          <style:column style:rel-width="3450*" fo:start-indent="0in" fo:end-indent="0.0984in"/>
          <style:column style:rel-width="6191*" fo:start-indent="0.0984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08:49:36.251962807</meta:creation-date>
    <dc:date>2019-05-21T08:58:53.469525359</dc:date>
    <meta:editing-duration>PT9M17S</meta:editing-duration>
    <meta:editing-cycles>1</meta:editing-cycles>
    <meta:document-statistic meta:table-count="0" meta:image-count="0" meta:object-count="0" meta:page-count="1" meta:paragraph-count="12" meta:word-count="86" meta:character-count="563" meta:non-whitespace-character-count="486"/>
    <meta:generator>LibreOffice/6.0.7.3$Linux_X86_64 LibreOffice_project/00m0$Build-3</meta:generator>
  </office:meta>
</office:document-meta>
</file>